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418" officeooo:paragraph-rsid="00158418"/>
    </style:style>
    <style:style style:name="P2" style:family="paragraph" style:parent-style-name="Standard" style:list-style-name="L1">
      <style:text-properties officeooo:rsid="00158418" officeooo:paragraph-rsid="00158418"/>
    </style:style>
    <style:style style:name="P3" style:family="paragraph" style:parent-style-name="Standard" style:list-style-name="L2">
      <style:text-properties officeooo:rsid="0016b8aa" officeooo:paragraph-rsid="0016b8aa"/>
    </style:style>
    <style:style style:name="P4" style:family="paragraph" style:parent-style-name="Standard">
      <style:text-properties officeooo:rsid="0016b8aa" officeooo:paragraph-rsid="0016b8aa"/>
    </style:style>
    <style:style style:name="P5" style:family="paragraph" style:parent-style-name="Standard" style:list-style-name="L3">
      <style:text-properties officeooo:rsid="0016b8aa" officeooo:paragraph-rsid="0016b8aa"/>
    </style:style>
    <style:style style:name="P6" style:family="paragraph" style:parent-style-name="Standard" style:list-style-name="L3">
      <style:text-properties officeooo:rsid="0017a2fa" officeooo:paragraph-rsid="0017a2fa"/>
    </style:style>
    <style:style style:name="P7" style:family="paragraph" style:parent-style-name="Standard">
      <style:text-properties officeooo:rsid="0017a2fa" officeooo:paragraph-rsid="0017a2fa"/>
    </style:style>
    <style:style style:name="P8" style:family="paragraph" style:parent-style-name="Standard">
      <style:text-properties officeooo:paragraph-rsid="0019701f"/>
    </style:style>
    <style:style style:name="P9" style:family="paragraph" style:parent-style-name="Standard" style:list-style-name="L6">
      <style:text-properties officeooo:paragraph-rsid="0019701f"/>
    </style:style>
    <style:style style:name="P10" style:family="paragraph" style:parent-style-name="Standard" style:list-style-name="L6">
      <style:text-properties officeooo:rsid="001aed9f" officeooo:paragraph-rsid="001aed9f"/>
    </style:style>
    <style:style style:name="P11" style:family="paragraph" style:parent-style-name="Standard" style:list-style-name="L6">
      <style:text-properties officeooo:rsid="001aed9f" officeooo:paragraph-rsid="00205443"/>
    </style:style>
    <style:style style:name="P12" style:family="paragraph" style:parent-style-name="Standard" style:list-style-name="L6">
      <style:text-properties officeooo:rsid="001c58bc" officeooo:paragraph-rsid="001c58bc"/>
    </style:style>
    <style:style style:name="P13" style:family="paragraph" style:parent-style-name="Standard" style:list-style-name="L6">
      <style:text-properties officeooo:rsid="001d0a13" officeooo:paragraph-rsid="001d334a"/>
    </style:style>
    <style:style style:name="P14" style:family="paragraph" style:parent-style-name="Standard" style:list-style-name="L6">
      <style:text-properties officeooo:rsid="001d0a13" officeooo:paragraph-rsid="00205443"/>
    </style:style>
    <style:style style:name="P15" style:family="paragraph" style:parent-style-name="Standard">
      <style:text-properties officeooo:rsid="001d0a13" officeooo:paragraph-rsid="001d334a"/>
    </style:style>
    <style:style style:name="P16" style:family="paragraph" style:parent-style-name="Standard" style:list-style-name="L6">
      <style:text-properties officeooo:rsid="001d334a" officeooo:paragraph-rsid="001d334a"/>
    </style:style>
    <style:style style:name="P17" style:family="paragraph" style:parent-style-name="Standard" style:list-style-name="L6">
      <style:text-properties officeooo:rsid="001d334a" officeooo:paragraph-rsid="00205443"/>
    </style:style>
    <style:style style:name="P18" style:family="paragraph" style:parent-style-name="Standard" style:list-style-name="L6">
      <style:text-properties officeooo:rsid="001e75e4" officeooo:paragraph-rsid="001e75e4"/>
    </style:style>
    <style:style style:name="P19" style:family="paragraph" style:parent-style-name="Standard" style:list-style-name="L6">
      <style:text-properties officeooo:rsid="001e75e4" officeooo:paragraph-rsid="00205443"/>
    </style:style>
    <style:style style:name="P20" style:family="paragraph" style:parent-style-name="Standard" style:list-style-name="L6">
      <style:text-properties officeooo:rsid="001f25ca" officeooo:paragraph-rsid="001f25ca"/>
    </style:style>
    <style:style style:name="P21" style:family="paragraph" style:parent-style-name="Standard" style:list-style-name="L6">
      <style:text-properties officeooo:rsid="001f25ca" officeooo:paragraph-rsid="00205443"/>
    </style:style>
    <style:style style:name="P22" style:family="paragraph" style:parent-style-name="Standard">
      <style:text-properties officeooo:rsid="00205443" officeooo:paragraph-rsid="00205443"/>
    </style:style>
    <style:style style:name="P23" style:family="paragraph" style:parent-style-name="Standard" style:list-style-name="L6">
      <style:text-properties officeooo:rsid="00205443" officeooo:paragraph-rsid="00205443"/>
    </style:style>
    <style:style style:name="P24" style:family="paragraph" style:parent-style-name="Standard" style:master-page-name="HTML">
      <style:paragraph-properties style:page-number="auto"/>
      <style:text-properties officeooo:rsid="00158418" officeooo:paragraph-rsid="0015841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701f"/>
    </style:style>
    <style:style style:name="T3" style:family="text">
      <style:text-properties officeooo:rsid="0019701f"/>
    </style:style>
    <style:style style:name="T4" style:family="text">
      <style:text-properties officeooo:rsid="001d0a13"/>
    </style:style>
    <style:style style:name="T5" style:family="text">
      <style:text-properties officeooo:rsid="001d334a"/>
    </style:style>
    <style:style style:name="T6" style:family="text">
      <style:text-properties officeooo:rsid="001e75e4"/>
    </style:style>
    <style:style style:name="T7" style:family="text">
      <style:text-properties officeooo:rsid="002054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Input – Two graphs(undirected, acyclic)</text:p>
      <text:p text:style-name="P1">Output – True, if two graphs are isomorphic, false, otherwise.</text:p>
      <text:p text:style-name="P1"/>
      <text:p text:style-name="P1">Working,</text:p>
      <text:p text:style-name="P1"/>
      <text:list xml:id="list2085954563" text:style-name="L1">
        <text:list-item>
          <text:p text:style-name="P2">Check if both graphs have same number of nodes.</text:p>
        </text:list-item>
        <text:list-item>
          <text:p text:style-name="P2">Check if both graphs have same number of edges.</text:p>
        </text:list-item>
        <text:list-item>
          <text:p text:style-name="P2">Check if both graphs have same degree set.</text:p>
        </text:list-item>
        <text:list-item>
          <text:p text:style-name="P2">IsomorphismAlgo.</text:p>
        </text:list-item>
      </text:list>
      <text:p text:style-name="P1"/>
      <text:p text:style-name="P1">Isomorphism_Algo:</text:p>
      <text:list xml:id="list1158640764" text:style-name="L2">
        <text:list-item>
          <text:p text:style-name="P3">For all nodes in graph,</text:p>
          <text:list>
            <text:list-item>
              <text:p text:style-name="P3">Create layer_tree of node.</text:p>
            </text:list-item>
            <text:list-item>
              <text:p text:style-name="P3">Rank all nodes in layer_tree using top-down and bottom-up ranking.</text:p>
            </text:list-item>
            <text:list-item>
              <text:p text:style-name="P3">Combine all nodes ranking and create a unique string known as layer string.</text:p>
            </text:list-item>
            <text:list-item>
              <text:p text:style-name="P3">Store this unique string in a list.</text:p>
            </text:list-item>
          </text:list>
        </text:list-item>
        <text:list-item>
          <text:p text:style-name="P3">For other graphs, repeat same steps.</text:p>
        </text:list-item>
        <text:list-item>
          <text:p text:style-name="P3">Match both unique string list.</text:p>
        </text:list-item>
      </text:list>
      <text:p text:style-name="P4"><text:tab/><text:tab/></text:p>
      <text:p text:style-name="P4">Layer_tree:</text:p>
      <text:list xml:id="list315654952" text:style-name="L3">
        <text:list-item>
          <text:p text:style-name="P5">layer_tree is a level wise structure, whose 0<text:span text:style-name="T1">th</text:span> level has starting node(or root node).</text:p>
        </text:list-item>
        <text:list-item>
          <text:p text:style-name="P5">The 1<text:span text:style-name="T1">st</text:span> level will have all nodes which have direct edge(s) to root node.</text:p>
        </text:list-item>
        <text:list-item>
          <text:p text:style-name="P5">The 2<text:span text:style-name="T1">nd</text:span> level will have all nodes which have direct edge(s) to any node in 1<text:span text:style-name="T1">st</text:span> level.</text:p>
        </text:list-item>
        <text:list-item>
          <text:p text:style-name="P6">All nodes in layer_tree have following information:<text:tab/></text:p>
          <text:list>
            <text:list-item>
              <text:p text:style-name="P6">incoming-edge list: edges to nodes in previous level.</text:p>
            </text:list-item>
            <text:list-item>
              <text:p text:style-name="P6">outgoing-edge list: edges to nodes in next level.</text:p>
            </text:list-item>
            <text:list-item>
              <text:p text:style-name="P6">internal-edge list: edges to nodes in same level.</text:p>
            </text:list-item>
            <text:list-item>
              <text:p text:style-name="P6">rank_top_down: rank obtained after top-down</text:p>
            </text:list-item>
            <text:list-item>
              <text:p text:style-name="P6">rank_bottom_up: rank obtained after bottom-up</text:p>
            </text:list-item>
          </text:list>
        </text:list-item>
      </text:list>
      <text:p text:style-name="P7"/>
      <text:p text:style-name="P8"><text:span text:style-name="T3">Top-down ranking:</text:span></text:p>
      <text:list xml:id="list11763798" text:style-name="L6">
        <text:list-item>
          <text:p text:style-name="P9"><text:span text:style-name="T3">Assign the root node 0</text:span><text:span text:style-name="T2">th</text:span><text:span text:style-name="T3"> prime number as rank_top_down.</text:span></text:p>
        </text:list-item>
        <text:list-item>
          <text:p text:style-name="P10">For every subsequent layer:</text:p>
          <text:list>
            <text:list-item>
              <text:p text:style-name="P12">For every node in layer, <text:span text:style-name="T4">calculate a variable – curr_cnt initialized with current rank_top_down which is 1.</text:span></text:p>
              <text:list>
                <text:list-item>
                  <text:p text:style-name="P13">For all <text:span text:style-name="T5">nodes having</text:span> incoming edge to node, </text:p>
                  <text:list>
                    <text:list-item>
                      <text:p text:style-name="P13">curr_cnt <text:span text:style-name="T5">= curr_cnt * rank_top_down of node</text:span></text:p>
                    </text:list-item>
                  </text:list>
                </text:list-item>
              </text:list>
            </text:list-item>
            <text:list-item>
              <text:p text:style-name="P16">Sort the nodes based on this variable, <text:span text:style-name="T6">in descending order.</text:span></text:p>
            </text:list-item>
            <text:list-item>
              <text:p text:style-name="P18">Assign rank_top_down, in non-monotonically ascending prime order.</text:p>
            </text:list-item>
            <text:list-item>
              <text:p text:style-name="P20">Assign curr_cnt, rank_top_down.</text:p>
            </text:list-item>
            <text:list-item>
              <text:p text:style-name="P20">Do ranking similarly <text:span text:style-name="T7">for internal edges.</text:span></text:p>
            </text:list-item>
          </text:list>
        </text:list-item>
      </text:list>
      <text:p text:style-name="P15"><text:tab/></text:p>
      <text:p text:style-name="P22">Bottom-Up ranking:</text:p>
      <text:list xml:id="list1911598521019" text:continue-numbering="true" text:style-name="L6">
        <text:list-item>
          <text:p text:style-name="P23">Start from last layer</text:p>
        </text:list-item>
        <text:list-item>
          <text:p text:style-name="P23">For last layer,</text:p>
          <text:list>
            <text:list-item>
              <text:p text:style-name="P23">Rank nodes based on internal edges.</text:p>
            </text:list-item>
            <text:list-item>
              <text:p text:style-name="P23">Rank nodes based on incoming edges.</text:p>
            </text:list-item>
          </text:list>
        </text:list-item>
        <text:list-item>
          <text:p text:style-name="P11">For every subsequent layer:</text:p>
          <text:list>
            <text:list-item>
              <text:p text:style-name="P23">Rank nodes based on Outgoing edges.</text:p>
            </text:list-item>
            <text:list-item>
              <text:p text:style-name="P23">Rank nodes based on Internal edges.</text:p>
            </text:list-item>
            <text:list-item>
              <text:p text:style-name="P23">Rank nodes based on Incoming edges.</text:p>
            </text:list-item>
          </text:list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9T00:19:09.452000000</dc:date>
    <meta:editing-duration>PT10M40S</meta:editing-duration>
    <meta:editing-cycles>1</meta:editing-cycles>
    <meta:document-statistic meta:table-count="0" meta:image-count="0" meta:object-count="0" meta:page-count="1" meta:paragraph-count="46" meta:word-count="331" meta:character-count="1899" meta:non-whitespace-character-count="1641"/>
    <meta:generator>LibreOffice/6.2.0.3$Windows_X86_64 LibreOffice_project/98c6a8a1c6c7b144ce3cc729e34964b47ce25d62</meta:generator>
  </office:meta>
</office:document-meta>
</file>